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officeooo:rsid="0002955f" officeooo:paragraph-rsid="0002955f"/>
    </style:style>
    <style:style style:name="P2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3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4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9a2e7"/>
    </style:style>
    <style:style style:name="P5" style:family="paragraph" style:parent-style-name="Standard" style:list-style-name="L2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6" style:family="paragraph" style:parent-style-name="Standard" style:list-style-name="L3">
      <style:paragraph-properties fo:line-height="150%" fo:text-align="start" style:justify-single-word="false"/>
      <style:text-properties style:font-name="Times New Roman" officeooo:rsid="0002955f" officeooo:paragraph-rsid="0002955f"/>
    </style:style>
    <style:style style:name="P7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8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cbeab"/>
    </style:style>
    <style:style style:name="P9" style:family="paragraph" style:parent-style-name="Standard" style:list-style-name="L4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0" style:family="paragraph" style:parent-style-name="Standard" style:list-style-name="L5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1" style:family="paragraph" style:parent-style-name="Standard" style:list-style-name="L6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2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e22e5" officeooo:paragraph-rsid="001e22e5"/>
    </style:style>
    <style:style style:name="P13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6c513" officeooo:paragraph-rsid="0006c513"/>
    </style:style>
    <style:style style:name="P14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Times New Roman" officeooo:rsid="0006c513" officeooo:paragraph-rsid="0006c513"/>
    </style:style>
    <style:style style:name="P15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85c9f" officeooo:paragraph-rsid="00085c9f"/>
    </style:style>
    <style:style style:name="P16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cbeab" officeooo:paragraph-rsid="000cbeab"/>
    </style:style>
    <style:style style:name="P17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a76c1" officeooo:paragraph-rsid="000a76c1"/>
    </style:style>
    <style:style style:name="P18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a76c1" officeooo:paragraph-rsid="000cbeab"/>
    </style:style>
    <style:style style:name="P19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d068c" officeooo:paragraph-rsid="000d068c"/>
    </style:style>
    <style:style style:name="P20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12bc0" officeooo:paragraph-rsid="00112bc0"/>
    </style:style>
    <style:style style:name="P21" style:family="paragraph" style:parent-style-name="Standard" style:list-style-name="L1">
      <style:paragraph-properties fo:margin-top="0cm" fo:margin-bottom="0cm" style:contextual-spacing="false" fo:line-height="150%" fo:text-align="start" style:justify-single-word="false" style:writing-mode="lr-tb"/>
      <style:text-properties style:font-name="Times New Roman" officeooo:rsid="00151a14" officeooo:paragraph-rsid="00151a14"/>
    </style:style>
    <style:style style:name="P22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e6eba" officeooo:paragraph-rsid="000e6eba"/>
    </style:style>
    <style:style style:name="P23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2014a6" officeooo:paragraph-rsid="002014a6"/>
    </style:style>
    <style:style style:name="P24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203cff" officeooo:paragraph-rsid="00203cff"/>
    </style:style>
    <style:style style:name="P25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327ef" officeooo:paragraph-rsid="001327ef"/>
    </style:style>
    <style:style style:name="P26" style:family="paragraph" style:parent-style-name="Standard" style:list-style-name="L7">
      <style:paragraph-properties fo:margin-top="0cm" fo:margin-bottom="0cm" style:contextual-spacing="false" fo:line-height="150%" fo:text-align="start" style:justify-single-word="false"/>
      <style:text-properties style:font-name="Times New Roman" officeooo:rsid="001327ef" officeooo:paragraph-rsid="0019f22e"/>
    </style:style>
    <style:style style:name="P27" style:family="paragraph" style:parent-style-name="Standard" style:list-style-name="L8">
      <style:paragraph-properties fo:margin-top="0cm" fo:margin-bottom="0cm" style:contextual-spacing="false" fo:line-height="150%" fo:text-align="start" style:justify-single-word="false"/>
      <style:text-properties style:font-name="Times New Roman" officeooo:rsid="001327ef" officeooo:paragraph-rsid="0019f22e"/>
    </style:style>
    <style:style style:name="P28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8374c" officeooo:paragraph-rsid="0018374c"/>
    </style:style>
    <style:style style:name="P29" style:family="paragraph" style:parent-style-name="Standard" style:list-style-name="L9">
      <style:paragraph-properties fo:margin-top="0cm" fo:margin-bottom="0cm" style:contextual-spacing="false" fo:line-height="150%" fo:text-align="start" style:justify-single-word="false"/>
      <style:text-properties style:font-name="Times New Roman" officeooo:rsid="0018374c" officeooo:paragraph-rsid="0019f22e"/>
    </style:style>
    <style:style style:name="P30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226227" officeooo:paragraph-rsid="00226227"/>
    </style:style>
    <style:style style:name="T1" style:family="text">
      <style:text-properties officeooo:rsid="00085c9f"/>
    </style:style>
    <style:style style:name="T2" style:family="text">
      <style:text-properties officeooo:rsid="0009a2e7"/>
    </style:style>
    <style:style style:name="T3" style:family="text">
      <style:text-properties style:font-name="Times New Roman" officeooo:rsid="0009a2e7"/>
    </style:style>
    <style:style style:name="T4" style:family="text">
      <style:text-properties officeooo:rsid="000d068c"/>
    </style:style>
    <style:style style:name="T5" style:family="text">
      <style:text-properties officeooo:rsid="000f3c8d"/>
    </style:style>
    <style:style style:name="T6" style:family="text">
      <style:text-properties officeooo:rsid="00112bc0"/>
    </style:style>
    <style:style style:name="T7" style:family="text">
      <style:text-properties officeooo:rsid="00146366"/>
    </style:style>
    <style:style style:name="T8" style:family="text">
      <style:text-properties officeooo:rsid="00151a14"/>
    </style:style>
    <style:style style:name="T9" style:family="text">
      <style:text-properties officeooo:rsid="0019f22e"/>
    </style:style>
    <style:style style:name="T10" style:family="text">
      <style:text-properties officeooo:rsid="000e6eba"/>
    </style:style>
    <style:style style:name="T11" style:family="text">
      <style:text-properties officeooo:rsid="001a5922"/>
    </style:style>
    <style:style style:name="T12" style:family="text">
      <style:text-properties officeooo:rsid="001c611e"/>
    </style:style>
    <style:style style:name="T13" style:family="text">
      <style:text-properties officeooo:rsid="001e22e5"/>
    </style:style>
    <style:style style:name="T14" style:family="text">
      <style:text-properties officeooo:rsid="002014a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2">Writrating</text:span> API</text:p>
      <text:p text:style-name="P1"/>
      <text:p text:style-name="P1"/>
      <text:list xml:id="list3736576148" text:style-name="L1">
        <text:list-item>
          <text:p text:style-name="P2">Version1:</text:p>
          <text:list>
            <text:list-item>
              <text:p text:style-name="P2">Base domain name:</text:p>
              <text:list>
                <text:list-item>
                  <text:p text:style-name="P2">Primary: api.domainName/v1/</text:p>
                </text:list-item>
                <text:list-item>
                  <text:p text:style-name="P2">Secondary: domainName/api/v1/ </text:p>
                </text:list-item>
              </text:list>
            </text:list-item>
            <text:list-item>
              <text:p text:style-name="P2">Parts:</text:p>
              <text:list>
                <text:list-item>
                  <text:p text:style-name="P2">Devices:</text:p>
                  <text:list>
                    <text:list-item>
                      <text:p text:style-name="P2">List of devices:</text:p>
                      <text:list>
                        <text:list-item>
                          <text:p text:style-name="P2">URL:</text:p>
                          <text:list>
                            <text:list-item>
                              <text:p text:style-name="P2">ApiBaseDomainName/devices/<text:span text:style-name="T1">list/</text:span>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2">GE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Everyone <text:span text:style-name="T1">has</text:span>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Specific device details:</text:p>
                      <text:list>
                        <text:list-item>
                          <text:p text:style-name="P2">URL:</text:p>
                          <text:list>
                            <text:list-item>
                              <text:p text:style-name="P2">ApiBaseDomainName/devices/&lt;string:slug&gt;/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2">GE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Everyone <text:span text:style-name="T1">has</text:span>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Add devices:</text:p>
                      <text:list>
                        <text:list-item>
                          <text:p text:style-name="P2">URL:</text:p>
                          <text:list>
                            <text:list-item>
                              <text:p text:style-name="P2">ApiBaseDomainName/devices/add/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2">POS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Admin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Edit devices:</text:p>
                      <text:list>
                        <text:list-item>
                          <text:p text:style-name="P2"><text:soft-page-break/>URL:</text:p>
                          <text:list>
                            <text:list-item>
                              <text:p text:style-name="P2">ApiBaseDomainName/devices/&lt;string:slug&gt;/edit/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7">PATCH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admin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Delete devices:</text:p>
                      <text:list>
                        <text:list-item>
                          <text:p text:style-name="P2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ApiBaseDomainName/devices/&lt;string:slug&gt;/delete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04704354646047" text:continue-list="list3736576148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>Methods:</text:p>
                          <text:list>
                            <text:list-item>
                              <text:p text:style-name="P2">DELETE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admin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Check devices:</text:p>
                      <text:list>
                        <text:list-item>
                          <text:p text:style-name="P2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ApiBaseDomainName/devices/&lt;string:slug&gt;/check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04704022715400" text:continue-list="list10470435464604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>Method:</text:p>
                          <text:list>
                            <text:list-item>
                              <text:p text:style-name="P12">PATCH</text:p>
                            </text:list-item>
                            <text:list-item>
                              <text:p text:style-name="P12">POS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Validator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Blogs:</text:p>
                  <text:list>
                    <text:list-item>
                      <text:p text:style-name="P13">List <text:span text:style-name="T2">of blogs</text:span>:</text:p>
                      <text:list>
                        <text:list-item>
                          <text:p text:style-name="P15">URL:</text:p>
                          <text:list>
                            <text:list-item>
                              <text:p text:style-name="P15">ApiBaseDomainName/blogs/list/</text:p>
                            </text:list-item>
                          </text:list>
                        </text:list-item>
                        <text:list-item>
                          <text:p text:style-name="P15">Method:</text:p>
                          <text:list>
                            <text:list-item>
                              <text:p text:style-name="P15">GET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15">Everyone has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oft-page-break/>Specific blogs details:</text:p>
                      <text:list>
                        <text:list-item>
                          <text:p text:style-name="P15">URL:</text:p>
                          <text:list>
                            <text:list-item>
                              <text:p text:style-name="P7">ApiBaseDomainName/blogs/&lt;string:slug&gt;/</text:p>
                            </text:list-item>
                          </text:list>
                        </text:list-item>
                        <text:list-item>
                          <text:p text:style-name="P15">Method:</text:p>
                          <text:list>
                            <text:list-item>
                              <text:p text:style-name="P7">GET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7">Everyone has permission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Add blog:</text:p>
                      <text:list>
                        <text:list-item>
                          <text:p text:style-name="P15">URL:</text:p>
                          <text:list>
                            <text:list-item>
                              <text:p text:style-name="P7">ApiBaseDomainName/blogs/add/</text:p>
                            </text:list-item>
                          </text:list>
                        </text:list-item>
                        <text:list-item>
                          <text:p text:style-name="P15">Method:</text:p>
                          <text:list>
                            <text:list-item>
                              <text:p text:style-name="P7">POST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7">admins</text:p>
                            </text:list-item>
                            <text:list-item>
                              <text:p text:style-name="P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Edit blog:</text:p>
                      <text:list>
                        <text:list-item>
                          <text:p text:style-name="P15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ApiBaseDomainName/blogs/&lt;string:slug&gt;/edit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04702874939849" text:continue-list="list10470402271540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Method:</text:p>
                          <text:list>
                            <text:list-item>
                              <text:p text:style-name="P7">PATCH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7">admins</text:p>
                            </text:list-item>
                            <text:list-item>
                              <text:p text:style-name="P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Delete blog:</text:p>
                      <text:list>
                        <text:list-item>
                          <text:p text:style-name="P15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ApiBaseDomainName/blogs/&lt;string:slug&gt;/delete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04704479605013" text:continue-list="list10470287493984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Method:</text:p>
                          <text:list>
                            <text:list-item>
                              <text:p text:style-name="P7">DELETE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7">admins</text:p>
                            </text:list-item>
                            <text:list-item>
                              <text:p text:style-name="P7">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Check blogs:</text:p>
                      <text:list>
                        <text:list-item>
                          <text:p text:style-name="P15"><text:soft-page-break/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ApiBaseDomainName/blogs/&lt;string:slug&gt;/check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04704125702524" text:continue-list="list104704479605013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Method:</text:p>
                          <text:list>
                            <text:list-item>
                              <text:p text:style-name="P12">PATCH</text:p>
                            </text:list-item>
                            <text:list-item>
                              <text:p text:style-name="P12">POST</text:p>
                            </text:list-item>
                          </text:list>
                        </text:list-item>
                        <text:list-item>
                          <text:p text:style-name="P15">Permissions:</text:p>
                          <text:list>
                            <text:list-item>
                              <text:p text:style-name="P16">validators</text:p>
                            </text:list-item>
                            <text:list-item>
                              <text:p text:style-name="P17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Reviews:</text:p>
                  <text:list>
                    <text:list-item>
                      <text:p text:style-name="P7">List of reviews: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ApiBaseDomainName/reviews/list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6">GE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Everyone has acces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Specific review’s data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ApiBaseDomainName/reviews/&lt;string:slug&gt;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6">GE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Everyone has acces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add review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ApiBaseDomainName/reviews/add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6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Admins</text:p>
                            </text:list-item>
                            <text:list-item>
                              <text:p text:style-name="P16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edit review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<text:soft-page-break/>ApiBaseDomainName/reviews/&lt;string:slug&gt;/edit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6">PATCH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admins</text:p>
                            </text:list-item>
                            <text:list-item>
                              <text:p text:style-name="P16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delete review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ApiBaseDomainName/reviews/&lt;string:slug&gt;/delete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6">DELETE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admins</text:p>
                            </text:list-item>
                            <text:list-item>
                              <text:p text:style-name="P16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check review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6">ApiBaseDomainName/reviews/&lt;string:slug&gt;/check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2">PATCH</text:p>
                            </text:list-item>
                            <text:list-item>
                              <text:p text:style-name="P12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6">validators</text:p>
                            </text:list-item>
                            <text:list-item>
                              <text:p text:style-name="P16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">User Interactions:</text:p>
                  <text:list>
                    <text:list-item>
                      <text:p text:style-name="P8">Compare devices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9">ApiBaseDomainName/interactions/Compare/&lt;string:slug1&gt;/&lt;string:slug2&gt;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9">GE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9">Everyone except guest 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<text:span text:style-name="T4">Commenting</text:span>: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9"><text:soft-page-break/>ApiBaseDomainName/interactions/comment/</text:p>
                            </text:list-item>
                          </text:list>
                        </text:list-item>
                        <text:list-item>
                          <text:p text:style-name="P16">Method<text:span text:style-name="T4">s</text:span>:</text:p>
                          <text:list>
                            <text:list-item>
                              <text:p text:style-name="P19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9">Everyone except guest users can POST dat<text:span text:style-name="T6">a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<text:span text:style-name="T4">Reporting system</text:span>: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19">ApiBaseDomainName/interactions/reports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19">POST</text:p>
                            </text:list-item>
                            <text:list-item>
                              <text:p text:style-name="P12">GE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19">Everyone except guest users <text:span text:style-name="T13">can POST data</text:span></text:p>
                            </text:list-item>
                            <text:list-item>
                              <text:p text:style-name="P12">Only validators and superusers can GET all data</text:p>
                            </text:list-item>
                            <text:list-item>
                              <text:p text:style-name="P12">Owners can get their response (GET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"><text:span text:style-name="T7">List of all </text:span><text:span text:style-name="T13">devices names</text:span>:</text:p>
                      <text:list>
                        <text:list-item>
                          <text:p text:style-name="P20">URL:</text:p>
                          <text:list>
                            <text:list-item>
                              <text:p text:style-name="P20">ApiBaseDomainName/interactions/<text:span text:style-name="T8">names</text:span>/</text:p>
                            </text:list-item>
                          </text:list>
                        </text:list-item>
                        <text:list-item>
                          <text:p text:style-name="P21">Method:</text:p>
                          <text:list>
                            <text:list-item>
                              <text:p text:style-name="P21">GET</text:p>
                            </text:list-item>
                          </text:list>
                        </text:list-item>
                        <text:list-item>
                          <text:p text:style-name="P21">Permissions:</text:p>
                          <text:list>
                            <text:list-item>
                              <text:p text:style-name="P21">Everyone has access to GET dat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Users:</text:p>
                  <text:list>
                    <text:list-item>
                      <text:p text:style-name="P22">Profile:</text:p>
                      <text:list>
                        <text:list-item>
                          <text:p text:style-name="P22">URL:</text:p>
                          <text:list>
                            <text:list-item>
                              <text:p text:style-name="P22">ApiBaseDomainName/accounts/profile/&lt;<text:span text:style-name="T5">string:username&gt;/</text:span></text:p>
                            </text:list-item>
                          </text:list>
                        </text:list-item>
                        <text:list-item>
                          <text:p text:style-name="P22">Methods:</text:p>
                          <text:list>
                            <text:list-item>
                              <text:p text:style-name="P22">GET</text:p>
                            </text:list-item>
                            <text:list-item>
                              <text:p text:style-name="P23">PATCH</text:p>
                            </text:list-item>
                          </text:list>
                        </text:list-item>
                        <text:list-item>
                          <text:p text:style-name="P22">Permissions:</text:p>
                          <text:list>
                            <text:list-item>
                              <text:p text:style-name="P22">All logged in users can see profile(GET, <text:span text:style-name="T11">and </text:span><text:span text:style-name="T14">PATCH</text:span> data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sign-up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22"><text:soft-page-break/>ApiBaseDomainName/accounts/sign-up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22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22">Everyone can sign-up in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login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22">ApiBaseDomainName/accounts/login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22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22">Everyone can login to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logout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22">ApiBaseDomainName/accounts/logout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22">POST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22">Only logged in users can logout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delete account:<text:span text:style-name="T3"/></text:p>
                      <text:list>
                        <text:list-item>
                          <text:p text:style-name="P16">URL:</text:p>
                          <text:list>
                            <text:list-item>
                              <text:p text:style-name="P22">ApiBaseDomainName/accounts/delete-account/</text:p>
                            </text:list-item>
                          </text:list>
                        </text:list-item>
                        <text:list-item>
                          <text:p text:style-name="P16">Method:</text:p>
                          <text:list>
                            <text:list-item>
                              <text:p text:style-name="P24">DELETE</text:p>
                            </text:list-item>
                          </text:list>
                        </text:list-item>
                        <text:list-item>
                          <text:p text:style-name="P16">Permissions:</text:p>
                          <text:list>
                            <text:list-item>
                              <text:p text:style-name="P22">Only logged in users can delete their accoun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Change password:</text:p>
                      <text:list>
                        <text:list-item>
                          <text:p text:style-name="P25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6">ApiBaseDomainName/accounts/change-password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04703607035368" text:continue-list="list104704125702524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Method:</text:p>
                          <text:list>
                            <text:list-item>
                              <text:p text:style-name="P30">PATCH</text:p>
                            </text:list-item>
                          </text:list>
                        </text:list-item>
                        <text:list-item>
                          <text:p text:style-name="P25">Permissions:</text:p>
                          <text:list>
                            <text:list-item>
                              <text:p text:style-name="P25">All logged in 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<text:soft-page-break/><text:s/>Password recovery:</text:p>
                      <text:list>
                        <text:list-item>
                          <text:p text:style-name="P25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7">ApiBaseDomainName/accounts/password-recovery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04704256245480" text:continue-list="list104703607035368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Method:</text:p>
                          <text:list>
                            <text:list-item>
                              <text:p text:style-name="P25">POST</text:p>
                            </text:list-item>
                          </text:list>
                        </text:list-item>
                        <text:list-item>
                          <text:p text:style-name="P25">Permissions:</text:p>
                          <text:list>
                            <text:list-item>
                              <text:p text:style-name="P25">Everyone can recover their password</text:p>
                              <text:p text:style-name="P25"/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"><text:span text:style-name="T9">Password recovery verification</text:span>:</text:p>
                      <text:list>
                        <text:list-item>
                          <text:p text:style-name="P28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9">ApiBaseDomainName/accounts/password-recovery/<text:span text:style-name="T10">&lt;</text:span><text:span text:style-name="T9">string:email&gt;/</text:span>&lt;int:code&gt;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10470425624548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8">Method:</text:p>
                          <text:list>
                            <text:list-item>
                              <text:p text:style-name="P28">POST</text:p>
                            </text:list-item>
                          </text:list>
                        </text:list-item>
                        <text:list-item>
                          <text:p text:style-name="P28">Permissions:</text:p>
                          <text:list>
                            <text:list-item>
                              <text:p text:style-name="P28">Everyo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3T10:23:45.869000000</meta:creation-date>
    <dc:date>2025-01-17T10:47:02.350000000</dc:date>
    <meta:editing-duration>PT7H27M25S</meta:editing-duration>
    <meta:editing-cycles>25</meta:editing-cycles>
    <meta:generator>LibreOffice/7.6.0.3$Windows_X86_64 LibreOffice_project/69edd8b8ebc41d00b4de3915dc82f8f0fc3b6265</meta:generator>
    <meta:print-date>2025-01-12T14:23:07.321000000</meta:print-date>
    <meta:printed-by>PDF files</meta:printed-by>
    <meta:document-statistic meta:table-count="0" meta:image-count="0" meta:object-count="0" meta:page-count="8" meta:paragraph-count="241" meta:word-count="620" meta:character-count="3847" meta:non-whitespace-character-count="3705"/>
  </office:meta>
</office:document-meta>
</file>